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99cm" svg:height="6.726cm" svg:x="2.447cm" svg:y="2.125cm" svg:viewBox="0 0 5100 6727" svg:d="M2604 5974c1162-37 1623-1375 1807-2413 47-263 755-187 684 52-239 799-805 2878-2499 3092-1693 214-2826-1211-2556-3160s1469-3411 2825-3530 1896 474 2153 1258c70 275-544 880-654 543-404-1240-1713-1224-2347-831-633 394-1291 1318-1386 2697s811 2330 1973 2292z">
          <text:p/>
        </draw:path>
        <draw:path draw:style-name="gr2" draw:text-style-name="P1" draw:layer="layout" svg:width="0.978cm" svg:height="2.362cm" draw:transform="rotate (-1.55299396842455) translate (7.47815355686149cm 5.45829422153421cm)" svg:viewBox="0 0 979 2363" svg:d="M978 2276c-59-226-182-671-203-1000-20-329 22-658 37-853 14-194-825-688-812-242 14 447 6 673 47 1108 41 434 70 533 138 936 28 173 824 175 793 51z">
          <text:p/>
        </draw:path>
        <draw:path draw:style-name="gr2" draw:text-style-name="P1" draw:layer="layout" svg:width="0.902cm" svg:height="0.661cm" draw:transform="rotate (-2.15687788961459) translate (7.5986244787323cm 3.4507947751291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7.68279114539899cm 5.619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3cm" svg:height="0.661cm" draw:transform="rotate (-2.15757602131539) translate (5.7979911071038cm 5.8194484371657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5.8179911071038cm 1.040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36:53.761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